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d07" officeooo:paragraph-rsid="000b0d07"/>
    </style:style>
    <style:style style:name="P2" style:family="paragraph" style:parent-style-name="Standard" style:list-style-name="L1">
      <style:text-properties officeooo:rsid="000b0d07" officeooo:paragraph-rsid="000b0d07"/>
    </style:style>
    <style:style style:name="P3" style:family="paragraph" style:parent-style-name="Standard" style:list-style-name="L1">
      <style:text-properties fo:font-weight="bold" officeooo:rsid="000b0d07" officeooo:paragraph-rsid="000b0d07" style:font-weight-asian="bold" style:font-weight-complex="bold"/>
    </style:style>
    <style:style style:name="T1" style:family="text">
      <style:text-properties officeooo:rsid="000b430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list xml:id="list86010130" text:style-name="L1">
        <text:list-item>
          <text:p text:style-name="P3">User registers or logs in</text:p>
        </text:list-item>
        <text:list-item>
          <text:p text:style-name="P3">User creates a <text:span text:style-name="T1">networker and sets a goal for that networker</text:span></text:p>
        </text:list-item>
        <text:list-item>
          <text:p text:style-name="P2">User gives away the buddy.</text:p>
        </text:list-item>
        <text:list-item>
          <text:p text:style-name="P3">Receiver searches <text:span text:style-name="T1">and logs</text:span> the <text:span text:style-name="T1">networker</text:span></text:p>
        </text:list-item>
        <text:list-item>
          <text:p text:style-name="P2">Receiver passes the buddy on</text:p>
        </text:list-item>
        <text:list-item>
          <text:p text:style-name="P2">Goal is reache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30:19.603135779</meta:creation-date>
    <dc:date>2024-04-14T11:08:16.841544426</dc:date>
    <meta:editing-duration>PT27M4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1" meta:character-count="205" meta:non-whitespace-character-count="176"/>
  </office:meta>
</office:document-meta>
</file>